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52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6.077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10.414cm"/>
    </style:style>
    <style:style style:name="co24" style:family="table-column">
      <style:table-column-properties fo:break-before="auto" style:column-width="12.1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8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8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0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6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5"/>
        </table:table-row>
        <table:table-row table:style-name="ro1">
          <table:table-cell office:value-type="string">
            <text:p>JP21, JP23, JP25, 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3"/>
        </table:table-row>
        <table:table-row table:style-name="ro1">
          <table:table-cell office:value-type="string">
            <text:p>JP20, JP24, 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https://www.reichelt.com/Micro-Match-Connectors/MM-FL-4G/3/index.html?ACTION=3;&amp;ARTICLE=52804;SEARCH=MM%20FL%206G</text:p>
          </table:table-cell>
          <table:table-cell table:number-columns-repeated="1003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5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3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5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https://www.reichelt.com/index.html?ACTION=3;&amp;ARTICLE=19507;SEARCH=SL%201X40W%202,54</text:p>
          </table:table-cell>
          <table:table-cell table:number-columns-repeated="1003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8"/>
          <table:table-cell office:value-type="string">
            <text:p>http://www.taydaelectronics.com/4-pin-2-54-mm-single-row-female-pin-header.html</text:p>
          </table:table-cell>
          <table:table-cell office:value-type="string">
            <text:p>https://www.reichelt.com/index.html?ACTION=3;&amp;ARTICLE=119913;SEARCH=MPE%20094-1-004</text:p>
          </table:table-cell>
          <table:table-cell table:number-columns-repeated="1003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3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5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https://www.reichelt.com/index.html?ACTION=3;&amp;ARTICLE=119917;SEARCH=MPE%20094-1-008</text:p>
          </table:table-cell>
          <table:table-cell table:number-columns-repeated="1003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5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https://www.reichelt.com/index.html?ACTION=3;&amp;ARTICLE=51826;SEARCH=BL%201X10G8%202,54</text:p>
          </table:table-cell>
          <table:table-cell table:number-columns-repeated="1003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3"/>
        </table:table-row>
        <table:table-row table:style-name="ro1">
          <table:table-cell office:value-type="string">
            <text:p>JP34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3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2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0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5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3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3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3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3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3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3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5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https://www.reichelt.com/1-4W-1-10-0-Ohm-97-6-Ohm/METALL-90-9/3/index.html?&amp;ACTION=3&amp;LA=2&amp;ARTICLE=12029&amp;GROUPID=3076&amp;artnr=METALL+90%2C9</text:p>
          </table:table-cell>
          <table:table-cell table:number-columns-repeated="1003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3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3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3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3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3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3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3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3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3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3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3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3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3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3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3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3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, R436, R437, 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3"/>
        </table:table-row>
        <table:table-row table:style-name="ro2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table:style-name="ce3" office:value-type="string">
            <text:p>Matched set of 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3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3"/>
        </table:table-row>
        <table:table-row table:style-name="ro1">
          <table:table-cell office:value-type="string">
            <text:p>R347, 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3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3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3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3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3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3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3"/>
        </table:table-row>
        <table:table-row table:style-name="ro1">
          <table:table-cell office:value-type="string">
            <text:p>R218, R236, R242, R277, R318, R329, R330, R369, R370, 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3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3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3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3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5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https://www.reichelt.com/index.html?ACTION=3&amp;ARTICLE=11786;;SEARCH=METALL%204,75K</text:p>
          </table:table-cell>
          <table:table-cell table:number-columns-repeated="1003"/>
        </table:table-row>
        <table:table-row table:style-name="ro1">
          <table:table-cell office:value-type="string">
            <text:p>R1, R356, 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3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3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3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3"/>
        </table:table-row>
        <table:table-row table:style-name="ro1">
          <table:table-cell office:value-type="string">
            <text:p>R182, 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3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3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, 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3"/>
        </table:table-row>
        <table:table-row table:style-name="ro2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table:style-name="ce3" office:value-type="string">
            <text:p>Matched set of 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3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3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3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5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3;SEARCH=1/4W%2011K</text:p>
          </table:table-cell>
          <table:table-cell table:number-columns-repeated="1003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3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3"/>
        </table:table-row>
        <table:table-row table:style-name="ro2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table:style-name="ce4" office:value-type="string">
            <text:p>Matched set of 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3"/>
        </table:table-row>
        <table:table-row table:style-name="ro1">
          <table:table-cell office:value-type="string">
            <text:p>R71, R138, R200, R212, 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3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3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3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3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5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8;SEARCH=1/4W%2024K</text:p>
          </table:table-cell>
          <table:table-cell table:number-columns-repeated="1003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3"/>
        </table:table-row>
        <table:table-row table:style-name="ro1">
          <table:table-cell office:value-type="string">
            <text:p>R9, R10, R178, R221, R245, R276, R423, R424, R425, R427, R433, R435, 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3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3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3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3"/>
        </table:table-row>
        <table:table-row table:style-name="ro1">
          <table:table-cell office:value-type="string">
            <text:p>R55, R187, R303, R308, R365, R366, 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3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3"/>
        </table:table-row>
        <table:table-row table:style-name="ro2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table:style-name="ce4" office:value-type="string">
            <text:p>Matched set of 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3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3"/>
        </table:table-row>
        <table:table-row table:style-name="ro2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table:style-name="ce4" office:value-type="string">
            <text:p>Matched set of 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3"/>
        </table:table-row>
        <table:table-row table:style-name="ro2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table:style-name="ce4" office:value-type="string">
            <text:p>Matched set of 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3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3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3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3"/>
        </table:table-row>
        <table:table-row table:style-name="ro1">
          <table:table-cell office:value-type="string">
            <text:p>R27, R43, R92, R108, R159, R175, R293, R307, R316, R327, R344, R355, R363, R371, R382, 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3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3"/>
        </table:table-row>
        <table:table-row table:style-name="ro1">
          <table:table-cell office:value-type="string">
            <text:p>R40, R105, R172, R226, R250, R278, R290, 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3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3"/>
        </table:table-row>
        <table:table-row table:style-name="ro1">
          <table:table-cell office:value-type="string">
            <text:p>R289, 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3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3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3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5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07;SEARCH=1/4W%20300K</text:p>
          </table:table-cell>
          <table:table-cell table:number-columns-repeated="1003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3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3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3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3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3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3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3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7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0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0"/>
        </table:table-row>
        <table:table-row table:style-name="ro1">
          <table:table-cell office:value-type="string">
            <text:p>IC15, IC25, IC26, IC27, IC28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0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0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7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4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4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3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3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3"/>
        </table:table-row>
        <table:table-row table:style-name="ro1">
          <table:table-cell office:value-type="string">
            <text:p>C56, C80, C92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3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7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3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3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3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3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3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3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3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3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47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de/en/Electrolyte-Capacitors-105-C-1000-5000h/RAD-FC-10-50/3/index.html?ACTION=3;ARTICLE=84600;SEARCH=RAD%20FC%2047/50</text:p>
          </table:table-cell>
          <table:table-cell table:number-columns-repeated="1003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3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3"/>
        </table:table-row>
        <table:table-row table:style-name="ro1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9"/>
          <table:table-cell office:value-type="string">
            <text:p>http://www.taydaelectronics.com/rotary-switch-2-pole-6-position-alpha-sr2511.html</text:p>
          </table:table-cell>
          <table:table-cell table:number-columns-repeated="1004"/>
        </table:table-row>
        <table:table-row table:style-name="ro1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9"/>
          <table:table-cell office:value-type="string">
            <text:p>http://www.taydaelectronics.com/rotary-switch-3-pole-4-position-alpha-sr2511-3639.html</text:p>
          </table:table-cell>
          <table:table-cell table:number-columns-repeated="1004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3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3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3"/>
        </table:table-row>
        <table:table-row table:style-name="ro2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table:style-name="ce4" office:value-type="string">
            <text:p>Matched with Q85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9"/>
        </table:table-row>
        <table:table-row table:style-name="ro2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999"/>
        </table:table-row>
        <table:table-row table:style-name="ro2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table:style-name="ce4" office:value-type="string">
            <text:p>Matched with Q7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999"/>
        </table:table-row>
        <table:table-row table:style-name="ro2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2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7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999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ammoth</text:p>
          </table:table-cell>
          <table:table-cell table:number-columns-repeated="6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 table:number-columns-repeated="7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999"/>
        </table:table-row>
        <table:table-row table:style-name="ro2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2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2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2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2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2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2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2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2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2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2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table:style-name="ce4" office:value-type="string">
            <text:p>Matched set of 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s://www.mouser.fr/ProductDetail/Central-Semiconductor/MPS8097-PBFREE?qs=OlC7AqGiEDlOx5n980tgYw%3D%3D</text:p>
          </table:table-cell>
          <table:table-cell table:number-columns-repeated="1007"/>
        </table:table-row>
        <table:table-row table:style-name="ro1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8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3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3"/>
        </table:table-row>
        <table:table-row table:style-name="ro1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arnell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7"/>
          <table:table-cell office:value-type="string">
            <text:p>http://www.mouser.fr/ProductDetail/Apem/5646A/?qs=sGAEpiMZZMsG1k5vdNM%2fc%252bF7VAaDFXI9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5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5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4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4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3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5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3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3"/>
        </table:table-row>
        <table:table-row table:style-name="ro1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arnell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7"/>
          <table:table-cell office:value-type="string">
            <text:p>http://www.mouser.com/ProductDetail/Apem/5636A/?qs=sGAEpiMZZMvudeGI7i40XJ7eIbmDuzXRjO9yNmFkD4s%3d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5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0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0"/>
        </table:table-row>
        <table:table-row table:style-name="ro1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Thonk</text:p>
          </table:table-cell>
          <table:table-cell table:number-columns-repeated="5"/>
          <table:table-cell office:value-type="string">
            <text:p>MECH_JK_THONKICONN_K_W</text:p>
          </table:table-cell>
          <table:table-cell table:number-columns-repeated="9"/>
          <table:table-cell office:value-type="string">
            <text:p>https://www.thonk.co.uk/shop/thonkiconn-3-5mm-jack-sockets-x50/</text:p>
          </table:table-cell>
          <table:table-cell table:number-columns-repeated="1002"/>
        </table:table-row>
        <table:table-row table:style-name="ro1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1"/>
        </table:table-row>
        <table:table-row table:style-name="ro1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1"/>
        </table:table-row>
        <table:table-row table:style-name="ro1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4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999"/>
        </table:table-row>
        <table:table-row table:style-name="ro1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4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999"/>
        </table:table-row>
        <table:table-row table:style-name="ro2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table:style-name="ce4" office:value-type="string">
            <text:p>A-4181</text:p>
          </table:table-cell>
          <table:table-cell table:number-columns-repeated="2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4"/>
          <table:table-cell office:value-type="string">
            <text:p>https://www.taydaelectronics.com/potentiometer-variable-resistors/rotary-potentiometer/anti-log-reverse/c50k-ohm-anti-log-taper-potentiometer-round-shaft-pc-mount-l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999"/>
        </table:table-row>
        <table:table-row table:style-name="ro1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157</text:p>
          </table:table-cell>
          <table:table-cell table:number-columns-repeated="2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4"/>
          <table:table-cell office:value-type="string">
            <text:p>https://www.taydaelectronics.com/potentiometer-variable-resistors/rotary-potentiometer/logarithmic/p3-1m-ohm-logarithmic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DasMusikDing</text:p>
          </table:table-cell>
          <table:table-cell table:number-columns-repeated="6"/>
          <table:table-cell office:value-type="string">
            <text:p>Synth Pointer #4</text:p>
          </table:table-cell>
          <table:table-cell office:value-type="string">
            <text:p>bakno19</text:p>
          </table:table-cell>
          <table:table-cell table:number-columns-repeated="8"/>
          <table:table-cell office:value-type="string">
            <text:p>http://smallbear-electronics.mybigcommerce.com/synth-pointer-4-colors/</text:p>
          </table:table-cell>
          <table:table-cell office:value-type="string">
            <text:p>http://www.musikding.de/Black-Fluted-Silver-Center-19mm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4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5">05/10/2021</text:date>, <text:time>07:0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5T07:07:06</dc:date>
    <dc:creator>Julien Delgoulet</dc:creator>
    <meta:generator>OpenOffice/4.1.10$Unix OpenOffice.org_project/4110m2$Build-9807</meta:generator>
    <meta:editing-duration>PT16M49S</meta:editing-duration>
    <meta:editing-cycles>21</meta:editing-cycles>
    <meta:document-statistic meta:table-count="1" meta:cell-count="2028" meta:object-count="0"/>
    <meta:user-defined meta:name=""/>
  </office:meta>
</office:document-meta>
</file>